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611in" fo:break-before="auto" style:use-optimal-row-height="false"/>
    </style:style>
    <style:style style:name="ro7" style:family="table-row">
      <style:table-row-properties style:row-height="0.3937in" fo:break-before="auto" style:use-optimal-row-height="false"/>
    </style:style>
    <style:style style:name="ro8" style:family="table-row">
      <style:table-row-properties style:row-height="0.9016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color="#00a933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eeeeee" fo:border="0.74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fo:wrap-option="wrap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yuthi" fo:font-size="13pt" style:font-size-asian="13pt" style:font-size-complex="13pt"/>
    </style:style>
    <style:style style:name="ce6" style:family="table-cell" style:parent-style-name="Default" style:data-style-name="N81"/>
    <style:style style:name="ce7" style:family="table-cell" style:parent-style-name="Default">
      <style:text-properties style:font-name="Dyuthi" fo:font-size="13pt" style:font-size-asian="13pt" style:font-size-complex="13pt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61in" svg:height="2.2516in" svg:x="15.0717in" svg:y="0.1055in">
            <draw:object draw:notify-on-update-of-ranges="Sheet1.B4:Sheet1.G4 Sheet1.B5:Sheet1.G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0031in" svg:height="2.5646in" svg:x="8.035in" svg:y="0in">
            <draw:object draw:notify-on-update-of-ranges="Sheet1.B4:Sheet1.G4 Sheet1.B7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5.461in" svg:height="2.2516in" svg:x="15.2878in" svg:y="3.2988in">
            <draw:object draw:notify-on-update-of-ranges="Sheet1.B11:Sheet1.G11 Sheet1.B12:Sheet1.G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0031in" svg:height="2.5646in" svg:x="8.6268in" svg:y="3.3626in">
            <draw:object draw:notify-on-update-of-ranges="Sheet1.B4:Sheet1.G4 Sheet1.B7:Sheet1.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 table:number-columns-spanned="1024" table:number-rows-spanned="1">
            <text:p>Varying problem size for the same number of threads(28) and one node</text:p>
          </table:table-cell>
          <table:covered-table-cell table:number-columns-repeated="1023" table:style-name="ce19"/>
        </table:table-row>
        <table:table-row table:style-name="ro2">
          <table:table-cell table:style-name="ce1" office:value-type="string" calcext:value-type="string" table:number-columns-spanned="8" table:number-rows-spanned="1">
            <text:p>Using 28 threads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8" table:number-rows-spanned="1">
            <text:p>Gaussian processes <text:s/>Data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9" office:value-type="string" calcext:value-type="string">
            <text:p>Comments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Error for the Kernel <text:s/>inversion using GOFMM</text:p>
          </table:table-cell>
          <table:table-cell table:style-name="ce6" office:value-type="float" office:value="0.047406" calcext:value-type="float">
            <text:p>4.74E-02</text:p>
          </table:table-cell>
          <table:table-cell table:style-name="ce6" office:value-type="float" office:value="0.072757" calcext:value-type="float">
            <text:p>7.28E-02</text:p>
          </table:table-cell>
          <table:table-cell table:style-name="ce6" office:value-type="float" office:value="0.098603" calcext:value-type="float">
            <text:p>9.86E-02</text:p>
          </table:table-cell>
          <table:table-cell table:style-name="ce6" office:value-type="float" office:value="0.14304" calcext:value-type="float">
            <text:p>1.43E-01</text:p>
          </table:table-cell>
          <table:table-cell table:style-name="ce6" office:value-type="float" office:value="0.21473" calcext:value-type="float">
            <text:p>2.15E-01</text:p>
          </table:table-cell>
          <table:table-cell table:style-name="ce6" office:value-type="float" office:value="0.381" calcext:value-type="float">
            <text:p>3.81E-0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Error for the Predictive Mean using GOFMM inverse</text:p>
          </table:table-cell>
          <table:table-cell office:value-type="float" office:value="6.528" calcext:value-type="float">
            <text:p>6.528</text:p>
          </table:table-cell>
          <table:table-cell office:value-type="float" office:value="4.086" calcext:value-type="float">
            <text:p>4.086</text:p>
          </table:table-cell>
          <table:table-cell office:value-type="float" office:value="2.181" calcext:value-type="float">
            <text:p>2.181</text:p>
          </table:table-cell>
          <table:table-cell office:value-type="float" office:value="2.155" calcext:value-type="float">
            <text:p>2.155</text:p>
          </table:table-cell>
          <table:table-cell office:value-type="float" office:value="1.058" calcext:value-type="float">
            <text:p>1.058</text:p>
          </table:table-cell>
          <table:table-cell table:style-name="ce6" office:value-type="float" office:value="0.54103" calcext:value-type="float">
            <text:p>5.41E-01</text:p>
          </table:table-cell>
          <table:table-cell table:style-name="ce10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ime(s)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4.3" calcext:value-type="float">
            <text:p>14.3</text:p>
          </table:table-cell>
          <table:table-cell office:value-type="float" office:value="84.3" calcext:value-type="float">
            <text:p>84.3</text:p>
          </table:table-cell>
          <table:table-cell office:value-type="float" office:value="549.5" calcext:value-type="float">
            <text:p>549.5</text:p>
          </table:table-cell>
          <table:table-cell table:number-columns-repeated="1017"/>
        </table:table-row>
        <table:table-row table:style-name="ro8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8" table:number-rows-spanned="1">
            <text:p>Using 28 threads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8" table:number-rows-spanned="1">
            <text:p>Kernel ridge regression Data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9" office:value-type="string" calcext:value-type="string">
            <text:p>Comments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Error for the Kernel <text:s/>inversion using GOFMM</text:p>
          </table:table-cell>
          <table:table-cell table:style-name="ce6" office:value-type="float" office:value="0.0007255" calcext:value-type="float">
            <text:p>7.26E-04</text:p>
          </table:table-cell>
          <table:table-cell table:style-name="ce6" office:value-type="float" office:value="0.00098658" calcext:value-type="float">
            <text:p>9.87E-04</text:p>
          </table:table-cell>
          <table:table-cell table:style-name="ce6" office:value-type="float" office:value="0.0018667" calcext:value-type="float">
            <text:p>1.87E-03</text:p>
          </table:table-cell>
          <table:table-cell table:style-name="ce6" office:value-type="float" office:value="0.0033524" calcext:value-type="float">
            <text:p>3.35E-03</text:p>
          </table:table-cell>
          <table:table-cell table:style-name="ce6" office:value-type="float" office:value="0.0071136" calcext:value-type="float">
            <text:p>7.11E-03</text:p>
          </table:table-cell>
          <table:table-cell table:style-name="ce6" office:value-type="float" office:value="0.0074451" calcext:value-type="float">
            <text:p>7.45E-03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Error for the weight vector <text:s/>using GOFMM inverse</text:p>
          </table:table-cell>
          <table:table-cell office:value-type="float" office:value="0.0029422" calcext:value-type="float">
            <text:p>0.0029422</text:p>
          </table:table-cell>
          <table:table-cell table:style-name="ce6" office:value-type="float" office:value="0.0035453" calcext:value-type="float">
            <text:p>3.55E-03</text:p>
          </table:table-cell>
          <table:table-cell table:style-name="ce6" office:value-type="float" office:value="0.0073191" calcext:value-type="float">
            <text:p>7.32E-03</text:p>
          </table:table-cell>
          <table:table-cell table:style-name="ce8" office:value-type="float" office:value="0.015481" calcext:value-type="float">
            <text:p>1.55E-02</text:p>
          </table:table-cell>
          <table:table-cell table:style-name="ce6" office:value-type="float" office:value="0.016775" calcext:value-type="float">
            <text:p>1.68E-02</text:p>
          </table:table-cell>
          <table:table-cell table:style-name="ce6" office:value-type="float" office:value="0.039861" calcext:value-type="float">
            <text:p>3.99E-02</text:p>
          </table:table-cell>
          <table:table-cell table:style-name="ce10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ime(s)</text:p>
          </table:table-cell>
          <table:table-cell office:value-type="float" office:value="0.289057" calcext:value-type="float">
            <text:p>0.289057</text:p>
          </table:table-cell>
          <table:table-cell office:value-type="float" office:value="0.51" calcext:value-type="float">
            <text:p>0.51</text:p>
          </table:table-cell>
          <table:table-cell office:value-type="float" office:value="2.38" calcext:value-type="float">
            <text:p>2.38</text:p>
          </table:table-cell>
          <table:table-cell office:value-type="float" office:value="14.166" calcext:value-type="float">
            <text:p>14.166</text:p>
          </table:table-cell>
          <table:table-cell office:value-type="float" office:value="80.58" calcext:value-type="float">
            <text:p>80.58</text:p>
          </table:table-cell>
          <table:table-cell office:value-type="float" office:value="519.32" calcext:value-type="float">
            <text:p>519.32</text:p>
          </table:table-cell>
          <table:table-cell table:number-columns-repeated="1017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1024" table:number-rows-spanned="1">
            <text:p>Remarks and Tests: </text:p>
          </table:table-cell>
          <table:covered-table-cell table:number-columns-repeated="1023"/>
        </table:table-row>
        <table:table-row-group>
          <table:table-row table:style-name="ro9">
            <table:table-cell table:style-name="ce17" office:value-type="string" calcext:value-type="string" table:number-columns-spanned="1024" table:number-rows-spanned="1">
              <text:p>Data tests: Tested Gaussian, Uniform, Circular, Mixture of Gaussian for the initial data used, We get similar perfs but Gaussian and Circular slightly better</text:p>
            </table:table-cell>
            <table:covered-table-cell table:number-columns-repeated="1023"/>
          </table:table-row>
        </table:table-row-group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11" office:value-type="string" calcext:value-type="string" table:number-columns-spanned="1024" table:number-rows-spanned="1">
            <text:p>Varying number of threads for the same problem size: </text:p>
          </table:table-cell>
          <table:covered-table-cell table:number-columns-repeated="1023" table:style-name="ce19"/>
        </table:table-row>
        <table:table-row table:style-name="ro10">
          <table:table-cell table:style-name="ce18" office:value-type="float" office:value="4096" calcext:value-type="float" table:number-columns-spanned="10" table:number-rows-spanned="1">
            <text:p>4096</text:p>
          </table:table-cell>
          <table:covered-table-cell table:number-columns-repeated="9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3:54:55.341592108</meta:creation-date>
    <dc:date>2024-06-19T15:40:12.235939705</dc:date>
    <meta:editing-duration>PT9M37S</meta:editing-duration>
    <meta:editing-cycles>4</meta:editing-cycles>
    <meta:generator>LibreOffice/7.3.7.2$Linux_X86_64 LibreOffice_project/30$Build-2</meta:generator>
    <meta:document-statistic meta:table-count="1" meta:cell-count="6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Sheet1.B4:Sheet1.G4 Sheet1.B7:Sheet1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Sheet1.B7:Sheet1.G7" chart:class="chart:scatter">
            <chart:domain table:cell-range-address="Sheet1.B4:Sheet1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12">
                <text:p>0.12</text:p>
                <draw:g>
                  <svg:desc>Sheet1.B7:Sheet1.G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4.3">
                <text:p>14.3</text:p>
              </table:table-cell>
              <table:table-cell office:value-type="float" office:value="84.3">
                <text:p>84.3</text:p>
              </table:table-cell>
              <table:table-cell office:value-type="float" office:value="549.5">
                <text:p>54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79cm" chart:style-name="ch2">
          <text:p>Error for Kernel inversion</text:p>
        </chart:title>
        <chart:plot-area chart:style-name="ch3" table:cell-range-address="Sheet1.B4:Sheet1.G5" svg:x="0.899cm" svg:y="0.736cm" svg:width="10.741cm" svg:height="4.48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Sheet1.B5:Sheet1.G5" chart:class="chart:scatter">
            <chart:domain table:cell-range-address="Sheet1.B4:Sheet1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47406">
                <text:p>0.047406</text:p>
                <draw:g>
                  <svg:desc>Sheet1.B5:Sheet1.G5</svg:desc>
                </draw:g>
              </table:table-cell>
              <table:table-cell office:value-type="float" office:value="0.072757">
                <text:p>0.072757</text:p>
              </table:table-cell>
              <table:table-cell office:value-type="float" office:value="0.098603">
                <text:p>0.098603</text:p>
              </table:table-cell>
              <table:table-cell office:value-type="float" office:value="0.14304">
                <text:p>0.14304</text:p>
              </table:table-cell>
              <table:table-cell office:value-type="float" office:value="0.21473">
                <text:p>0.21473</text:p>
              </table:table-cell>
              <table:table-cell office:value-type="float" office:value="0.381">
                <text:p>0.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cm" chart:style-name="ch2">
          <text:p>Error for Kernel inversion</text:p>
        </chart:title>
        <chart:plot-area chart:style-name="ch3" table:cell-range-address="Sheet1.B11:Sheet1.G12" svg:x="0.899cm" svg:y="0.737cm" svg:width="10.741cm" svg:height="4.479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Sheet1.B12:Sheet1.G12" chart:class="chart:scatter">
            <chart:domain table:cell-range-address="Sheet1.B11:Sheet1.G1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11:Sheet1.G1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255">
                <text:p>0.0007255</text:p>
                <draw:g>
                  <svg:desc>Sheet1.B12:Sheet1.G12</svg:desc>
                </draw:g>
              </table:table-cell>
              <table:table-cell office:value-type="float" office:value="0.00098658">
                <text:p>0.00098658</text:p>
              </table:table-cell>
              <table:table-cell office:value-type="float" office:value="0.0018667">
                <text:p>0.0018667</text:p>
              </table:table-cell>
              <table:table-cell office:value-type="float" office:value="0.0033524">
                <text:p>0.0033524</text:p>
              </table:table-cell>
              <table:table-cell office:value-type="float" office:value="0.0071136">
                <text:p>0.0071136</text:p>
              </table:table-cell>
              <table:table-cell office:value-type="float" office:value="0.0074451">
                <text:p>0.0074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Sheet1.B4:Sheet1.G4 Sheet1.B7:Sheet1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Sheet1.B7:Sheet1.G7" chart:class="chart:scatter">
            <chart:domain table:cell-range-address="Sheet1.B4:Sheet1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12">
                <text:p>0.12</text:p>
                <draw:g>
                  <svg:desc>Sheet1.B7:Sheet1.G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4.3">
                <text:p>14.3</text:p>
              </table:table-cell>
              <table:table-cell office:value-type="float" office:value="84.3">
                <text:p>84.3</text:p>
              </table:table-cell>
              <table:table-cell office:value-type="float" office:value="549.5">
                <text:p>549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